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2cff4" officeooo:paragraph-rsid="001961f9"/>
    </style:style>
    <style:style style:name="P2" style:family="paragraph" style:parent-style-name="Standard">
      <style:text-properties officeooo:rsid="0012cff4" officeooo:paragraph-rsid="001cb8a2"/>
    </style:style>
    <style:style style:name="P3" style:family="paragraph" style:parent-style-name="Standard">
      <style:text-properties fo:font-size="11pt" officeooo:rsid="0012cff4" officeooo:paragraph-rsid="001961f9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officeooo:rsid="001d6954" officeooo:paragraph-rsid="001d6954"/>
    </style:style>
    <style:style style:name="P5" style:family="paragraph" style:parent-style-name="Standard">
      <style:paragraph-properties fo:text-align="start" style:justify-single-word="false"/>
      <style:text-properties officeooo:rsid="001eed27" officeooo:paragraph-rsid="001eed27"/>
    </style:style>
    <style:style style:name="P6" style:family="paragraph" style:parent-style-name="Standard">
      <style:paragraph-properties fo:text-align="start" style:justify-single-word="false"/>
      <style:text-properties officeooo:rsid="001fa468" officeooo:paragraph-rsid="001fa468"/>
    </style:style>
    <style:style style:name="P7" style:family="paragraph" style:parent-style-name="Standard">
      <style:paragraph-properties fo:text-align="start" style:justify-single-word="false"/>
      <style:text-properties officeooo:rsid="002637cf" officeooo:paragraph-rsid="002637cf"/>
    </style:style>
    <style:style style:name="P8" style:family="paragraph" style:parent-style-name="Standard">
      <style:paragraph-properties fo:text-align="start" style:justify-single-word="false"/>
      <style:text-properties officeooo:rsid="00283d5c" officeooo:paragraph-rsid="00283d5c"/>
    </style:style>
    <style:style style:name="P9" style:family="paragraph" style:parent-style-name="Standard">
      <style:paragraph-properties fo:text-align="start" style:justify-single-word="false"/>
      <style:text-properties officeooo:rsid="002ce041" officeooo:paragraph-rsid="002ce041"/>
    </style:style>
    <style:style style:name="T1" style:family="text">
      <style:text-properties officeooo:rsid="00136593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36593" style:font-size-asian="11pt" style:font-size-complex="11pt"/>
    </style:style>
    <style:style style:name="T4" style:family="text">
      <style:text-properties fo:font-size="11pt" officeooo:rsid="001961f9" style:font-size-asian="11pt" style:font-size-complex="11pt"/>
    </style:style>
    <style:style style:name="T5" style:family="text">
      <style:text-properties fo:font-size="11pt" officeooo:rsid="001d6954" style:font-size-asian="11pt" style:font-size-complex="11pt"/>
    </style:style>
    <style:style style:name="T6" style:family="text">
      <style:text-properties fo:font-size="11pt" officeooo:rsid="001edf6c" style:font-size-asian="11pt" style:font-size-complex="11pt"/>
    </style:style>
    <style:style style:name="T7" style:family="text">
      <style:text-properties fo:font-size="11pt" officeooo:rsid="001eed27" style:font-size-asian="11pt" style:font-size-complex="11pt"/>
    </style:style>
    <style:style style:name="T8" style:family="text">
      <style:text-properties fo:font-size="11pt" officeooo:rsid="0021708b" style:font-size-asian="11pt" style:font-size-complex="11pt"/>
    </style:style>
    <style:style style:name="T9" style:family="text">
      <style:text-properties fo:font-size="11pt" officeooo:rsid="0023440b" style:font-size-asian="11pt" style:font-size-complex="11pt"/>
    </style:style>
    <style:style style:name="T10" style:family="text">
      <style:text-properties fo:font-size="11pt" officeooo:rsid="0024f2b9" style:font-size-asian="11pt" style:font-size-complex="11pt"/>
    </style:style>
    <style:style style:name="T11" style:family="text">
      <style:text-properties fo:font-size="11pt" officeooo:rsid="0027e2ea" style:font-size-asian="11pt" style:font-size-complex="11pt"/>
    </style:style>
    <style:style style:name="T12" style:family="text">
      <style:text-properties fo:font-size="11pt" officeooo:rsid="002922bc" style:font-size-asian="11pt" style:font-size-complex="11pt"/>
    </style:style>
    <style:style style:name="T13" style:family="text">
      <style:text-properties fo:font-size="11pt" officeooo:rsid="002ad1f6" style:font-size-asian="11pt" style:font-size-complex="11pt"/>
    </style:style>
    <style:style style:name="T14" style:family="text">
      <style:text-properties fo:font-size="11pt" officeooo:rsid="002b20de" style:font-size-asian="11pt" style:font-size-complex="11pt"/>
    </style:style>
    <style:style style:name="T15" style:family="text">
      <style:text-properties fo:font-size="11pt" officeooo:rsid="002ea346" style:font-size-asian="11pt" style:font-size-complex="11pt"/>
    </style:style>
    <style:style style:name="T16" style:family="text">
      <style:text-properties fo:font-size="11pt" officeooo:rsid="00302a76" style:font-size-asian="11pt" style:font-size-complex="11pt"/>
    </style:style>
    <style:style style:name="T17" style:family="text">
      <style:text-properties fo:font-size="11pt" officeooo:rsid="00302d49" style:font-size-asian="11pt" style:font-size-complex="11pt"/>
    </style:style>
    <style:style style:name="T18" style:family="text">
      <style:text-properties fo:font-size="11pt" officeooo:rsid="0032126f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n största fördel med tunn film solceller jämföra med andra <text:span text:style-name="T1">solcell tekniker. Tunn film solceller är 4-5 gånger billigare än vanliga kisel som tillverkade med tekniken från 2008. Och tunn film är fortfarande minst 20% billigare än de nyaste kisel solcellerna . </text:span></text:p>
      <text:p text:style-name="P1"><text:span text:style-name="T3">( </text:span><text:a xlink:type="simple" xlink:href="http://www.renewableenergyworld.com/"><text:span text:style-name="T3">http://www.renewableenergyworld.com/</text:span></text:a><text:span text:style-name="T3">, 2013 ) </text:span></text:p>
      <text:p text:style-name="P1"><text:span text:style-name="T3"/></text:p>
      <text:p text:style-name="P2"><text:span text:style-name="T2">European Photovoltaic Industry Association (EPIA) </text:span><text:span text:style-name="T4">sa att effektiviteten av tunn film solcellerna är fortfarande ganska låg, d.v.s. 6%-1%. Enligt statistiken på tre av de största solcell produktion företag ligger effektivitet av tunn film solcellerna som de producerade omkring 6%-9%. . </text:span><text:span text:style-name="T5">Men EPIA tror att effektiviteten kommer att höjas till 10%-15% i några år. </text:span><text:span text:style-name="T4">(</text:span><text:a xlink:type="simple" xlink:href="http://www.renewableenergyworld.com/"><text:span text:style-name="T4">http://www.renewableenergyworld.com/</text:span></text:a><text:span text:style-name="T4">, 2013)</text:span></text:p>
      <text:p text:style-name="P2"><text:span text:style-name="T4"/></text:p>
      <text:p text:style-name="P4"><draw:frame draw:style-name="fr1" draw:name="grafik1" text:anchor-type="paragraph" svg:x="6.581cm" svg:y="0.173cm" svg:width="11.377cm" svg:height="6.805cm" draw:z-index="0"><draw:image xlink:href="http://www.pvthin.org/wp-content/uploads/2013/09/thinfilmpv-leadingtheway.png" xlink:type="simple" xlink:show="embed" xlink:actuate="onLoad"/></draw:frame><text:span text:style-name="T4">F</text:span><text:span text:style-name="T2">rån bilden kan vi se att </text:span><text:span text:style-name="T6">de gröna linjer som representera tunn film solceller har relativt låg effektivitet jämföra med </text:span><text:span text:style-name="T7">kisel solceller som är blå linjer. </text:span></text:p>
      <text:p text:style-name="P5"><text:span text:style-name="T2">De avancerade kisel solceller som är lilla linjer har nästan dubbel effektiv som tunn film solcell. </text:span></text:p>
      <text:p text:style-name="P7"><text:span text:style-name="T2">(Bilden tagit från </text:span><text:a xlink:type="simple" xlink:href="http://www.pvthin.org/"><text:span text:style-name="T2">http://www.pvthin.org/</text:span></text:a><text:span text:style-name="T2">, av )</text:span></text:p>
      <text:p text:style-name="P5"><text:span text:style-name="T2"/></text:p>
      <text:p text:style-name="P6"><text:span text:style-name="T4">O</text:span><text:span text:style-name="T2">m solcell har låg effektivitet måste det </text:span><text:span text:style-name="T8">har större area för att få samma effekt. Det är varför vi inte kan bara tänka på att minska produktions kostnad. </text:span><text:span text:style-name="T9">Det måste finns en balans så tekniken kan vara realisti</text:span><text:span text:style-name="T10">s</text:span><text:span text:style-name="T9">k. </text:span><text:span text:style-name="T11">Så mättar man pris av solcell med enhet US dollar/Wp där Wp är effekten av solcellerna. </text:span></text:p>
      <text:p text:style-name="P6"><text:span text:style-name="T11"/></text:p>
      <text:p text:style-name="P8"><text:span text:style-name="T11">N</text:span><text:span text:style-name="T2">uvarande pris av tunn film solcell är omkring 0,5 US dollar/Wp. D.v.s. omkring 3,2 kr/Wp. </text:span><text:span text:style-name="T12">Så om ett hushåll behöver 2000 W från solceller då måste man köpa en solcell som kosta </text:span><text:span text:style-name="T15">ungefär</text:span><text:span text:style-name="T12"> 6400 kr. </text:span><text:span text:style-name="T13">En vanlig kisel solcell kostar omkring 0,6 US dollar/Wp som är lika med </text:span><text:span text:style-name="T14">3,9 kr/Wp. Så 2000 Ws solcell kostar då 7800 kr. </text:span></text:p>
      <text:p text:style-name="P8"><text:span text:style-name="T14"/></text:p>
      <text:p text:style-name="P9"><text:span text:style-name="T14">D</text:span><text:span text:style-name="T2">å leder det till vår nästa fråga. Är tunnfilm solceller </text:span><text:span text:style-name="T15">värt</text:span><text:span text:style-name="T2">? </text:span><text:span text:style-name="T16">Som vi har räknat, en solcell som är 2000 W kostar 6400 kr. Det motsvara 6400 kWh elektricitet. Så det tar ungefär 3200h för att jämna ut den grundläggande kostnad. Det är ungefär 130 dagar vilken är inte så lång. </text:span><text:span text:style-name="T17">Så solcell kan vara användbart. </text:span><text:span text:style-name="T18">Och tunnfilm solcell kostar 1400 kr mindre än kisel solcell för bara 2000W. Så det är en ganska stor förbättring också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WenQuanYi Zen Hei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sv" fo:country="SE" style:letter-kerning="true" style:font-name-asian="WenQuanYi Zen Hei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01:41:19.056640933</meta:creation-date>
    <dc:date>2013-09-29T19:40:43.817541656</dc:date>
    <meta:editing-duration>PT2H59M4S</meta:editing-duration>
    <meta:editing-cycles>22</meta:editing-cycles>
    <meta:generator>LibreOffice/4.1.1.2$Linux_X86_64 LibreOffice_project/410m0$Build-2</meta:generator>
    <meta:document-statistic meta:table-count="0" meta:image-count="1" meta:object-count="0" meta:page-count="1" meta:paragraph-count="9" meta:word-count="338" meta:character-count="2064" meta:non-whitespace-character-count="1728"/>
  </office:meta>
</office:document-meta>
</file>